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значит знать и понимать чтобы успешно применять на практике для решения задач - в контексте "Wordpress Разработка Плагинов"</text:p>
      <text:p text:style-name="Standard">ChatGPT</text:p>
      <text:p text:style-name="P1">ChatGPT</text:p>
      <text:p text:style-name="Text_20_body">Чтобы успешно применять знания и понимание в практике разработки плагинов для Wordpress, важно усвоить следующие аспекты:</text:p>
      <text:list xml:id="list7880633672322051054" text:style-name="L1">
        <text:list-item>
          <text:p text:style-name="P2"><text:span text:style-name="Strong_20_Emphasis">Знание основ PHP:</text:span> Понимание языка PHP и его основных концепций, таких как переменные, массивы, функции, условия и циклы. Это необходимо для написания эффективного и безопасного кода плагина.</text:p>
        </text:list-item>
        <text:list-item>
          <text:p text:style-name="P2"><text:span text:style-name="Strong_20_Emphasis">Понимание API Wordpress:</text:span> Уверенное владение API Wordpress, включая хуки, функции работы с базой данных, административные функции и шаблоны. Это позволит вам эффективно взаимодействовать с основными функциональными возможностями Wordpress.</text:p>
        </text:list-item>
        <text:list-item>
          <text:p text:style-name="P2"><text:span text:style-name="Strong_20_Emphasis">Безопасность:</text:span> Понимание основ безопасности веб-разработки, включая защиту от атак XSS, CSRF, SQL-инъекций и других уязвимостей. Это важно для создания безопасных плагинов, которые не подвержены атакам и утечкам данных.</text:p>
        </text:list-item>
        <text:list-item>
          <text:p text:style-name="P2"><text:span text:style-name="Strong_20_Emphasis">Оптимизация и производительность:</text:span> Знание методов оптимизации кода, загрузки ресурсов и запросов к базе данных для обеспечения высокой производительности плагина. Это позволит вашему плагину работать быстро и эффективно даже на сайтах с большим трафиком.</text:p>
        </text:list-item>
        <text:list-item>
          <text:p text:style-name="P2"><text:span text:style-name="Strong_20_Emphasis">Умение работать с API сторонних сервисов:</text:span> Понимание принципов интеграции с API сторонних сервисов для добавления дополнительной функциональности в ваш плагин. Это позволит расширить возможности вашего плагина за счет взаимодействия с внешними сервисами и данными.</text:p>
        </text:list-item>
        <text:list-item>
          <text:p text:style-name="P2"><text:span text:style-name="Strong_20_Emphasis">Документация и распространение:</text:span> Умение создавать качественную документацию к вашему плагину для облегчения его использования другими разработчиками. Также важно знать процесс публикации плагина в официальном репозитории Wordpress или других площадках для его широкого распространения.</text:p>
        </text:list-item>
      </text:list>
      <text:p text:style-name="Text_20_body">Использование этих знаний и понимания в практике позволит вам разрабатывать высококачественные и функциональные плагины для Wordpress, которые будут полезны для многих пользователе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4$Win32 OpenOffice.org_project/4114m1$Build-9811</meta:generator>
    <dc:date>2024-05-01T23:17:42.13</dc:date>
    <meta:document-statistic meta:table-count="0" meta:image-count="0" meta:object-count="0" meta:page-count="1" meta:paragraph-count="11" meta:word-count="248" meta:character-count="1902"/>
    <dc:creator>Dima Wide</dc:creator>
    <meta:user-defined meta:name="Info 1"/>
    <meta:user-defined meta:name="Info 2"/>
    <meta:user-defined meta:name="Info 3"/>
    <meta:user-defined meta:name="Info 4"/>
  </office:meta>
</office:document-meta>
</file>